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TRIUMPHS (30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TRIUMPHS (30:1-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nger (3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ease (30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eath (30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30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TRIUMPHS (30:1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TROUBLES (30:6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IDAVID'S TESTIMONY (30:4-5, 11-12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0 </dc:title>
    <meta:initial-creator>David STRICKLAND</meta:initial-creator>
    <dc:creator>David STRICKLAND</dc:creator>
    <meta:creation-date>2020-02-23T23:18:46Z</meta:creation-date>
    <dc:date>2020-02-23T23:18:46Z</dc:date>
    <meta:template xlink:href="BibleStudy" xlink:type="simple"/>
    <meta:editing-cycles>1</meta:editing-cycles>
    <meta:editing-duration>PT0S</meta:editing-duration>
    <meta:document-statistic meta:paragraph-count="10" meta:word-count="46"/>
  </office:meta>
</office:document-meta>
</file>